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ManagerImpl.get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braryManagerImpl.new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braryManager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ManagerImpl.load( String sourceURI , String bas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ibraryManagerImpl.get( String sourceURI , String base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braryManag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